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Liberation Serif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Serif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Serif" fo:font-size="12pt" fo:letter-spacing="normal" fo:font-style="normal" fo:font-weight="normal" officeooo:paragraph-rsid="000fde8d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Serif" fo:font-size="12pt" fo:letter-spacing="normal" fo:font-style="normal" fo:font-weight="normal" officeooo:rsid="000fde8d" officeooo:paragraph-rsid="000fde8d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2d3b45" style:font-name="Liberation Serif" fo:font-size="12pt" fo:letter-spacing="normal" fo:font-style="normal" fo:font-weight="normal" officeooo:rsid="000fde8d" officeooo:paragraph-rsid="000fde8d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Serif" fo:font-size="12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break-before="page"/>
      <style:text-properties fo:font-variant="normal" fo:text-transform="none" fo:color="#2d3b45" style:font-name="Liberation Serif" fo:font-size="12pt" fo:letter-spacing="normal" fo:font-style="normal" fo:font-weight="normal"/>
    </style:style>
    <style:style style:name="T1" style:family="text">
      <style:text-properties officeooo:rsid="000fde8d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0fde8d"/>
    </style:style>
    <style:style style:name="T4" style:family="text">
      <style:text-properties style:text-line-through-style="none" style:text-line-through-type="none" officeooo:rsid="00104eb7"/>
    </style:style>
    <style:style style:name="T5" style:family="text">
      <style:text-properties style:text-line-through-style="none" style:text-line-through-type="none" style:text-underline-style="none"/>
    </style:style>
    <style:style style:name="T6" style:family="text">
      <style:text-properties style:text-line-through-style="none" style:text-line-through-type="none" style:text-underline-style="none" officeooo:rsid="00104eb7"/>
    </style:style>
    <style:style style:name="T7" style:family="text">
      <style:text-properties officeooo:rsid="00104eb7"/>
    </style:style>
    <style:style style:name="T8" style:family="text">
      <style:text-properties officeooo:rsid="001321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eremy Holloway</text:p>
      <text:p text:style-name="P4">CPSC-3220-001</text:p>
      <text:p text:style-name="P4">6/14/2019</text:p>
      <text:p text:style-name="P4"/>
      <text:p text:style-name="P5">Pre-class Assignment #19</text:p>
      <text:p text:style-name="P2">Relevant Materials:<text:line-break/>OSPP textbook, chapter 12<text:line-break/>chapter 12 slides</text:p>
      <text:p text:style-name="P2"/>
      <text:p text:style-name="P3">1. Define the following terms:<text:line-break/> -platter: <text:span text:style-name="T1">A single thin round plate that stores information in a magnetic disk, often on both surfaces.</text:span><text:line-break/> -surface: <text:span text:style-name="T1">One side of a disk platter</text:span><text:line-break/> -arm: <text:span text:style-name="T1">An attachment allowing the motion of the disk head across a disk surface.</text:span><text:line-break/> -sector: <text:span text:style-name="T1">The minimum amount of a disk that can be independently read or written.</text:span><text:line-break/> -track: <text:span text:style-name="T1">A circle of sectors on a disk surface.</text:span><text:line-break/> -logical block address: <text:span text:style-name="T1">A unique identifier for each disk sector or flash memory block, typically numbered from 1 to the size of the disk/flash device. <text:s/>The disk interface converts this identifier tot he physical location of the sector/block.</text:span><text:line-break/> -cylinder: <text:span text:style-name="T1">A set of tracks on different surfaces with the same track index.</text:span><text:line-break/> <text:span text:style-name="T2">-seek: </text:span><text:span text:style-name="T3">The movement of the disk arm to reposition it over a specific track to prepare for a read or write.</text:span><text:line-break/> -rotational latency: <text:span text:style-name="T1">Once the disk head has settled on the right track, it must wait for the target sector to rotate under it.</text:span><text:line-break/> -surface transfer time: <text:span text:style-name="T1">The time to transfer one or more sequential sectors from (or to) a surface once the disk head begins reading(or writing) the first sector.</text:span><text:line-break/> -host transfer time: <text:span text:style-name="T1">The time to transfer data between the host’s memory and the disk’s buffer.</text:span><text:line-break/> -solid state storage: <text:span text:style-name="T7">A persistent storage device with no moving parts; it stores data using electrical circuits.</text:span><text:line-break/> <text:span text:style-name="T5">-wear out: </text:span><text:span text:style-name="T6">After some number of program-erase</text:span><text:span text:style-name="T4"> cycles, a given flash storage cell may no longer be able to reliably store information.</text:span><text:line-break/> -wear leveling: <text:span text:style-name="T7">A flash memory management policy that moves logical pages around the device to ensure that each physical page is written/erased approximately the same number of times.</text:span></text:p>
      <text:p text:style-name="P2"/>
      <text:p text:style-name="P2">2. Explain the benefit of command queueing for disks.</text:p>
      <text:p text:style-name="P2"><text:tab/><text:span text:style-name="T8">It allows an operating system to issue multiple concurrent requests tot he disk and for the disk to process those requests out of order to optimize scheduling.</text:span></text:p>
      <text:p text:style-name="P2"/>
      <text:p text:style-name="P2">3. What is the request pattern assumption made for determining the average seek times reported by manufacturers?</text:p>
      <text:p text:style-name="P2"><text:tab/><text:span text:style-name="T8">Manufacturers often use the time it takes for a disk to accomplish a particular workload.</text:span></text:p>
      <text:p text:style-name="P2"/>
      <text:p text:style-name="P2"/>
      <text:p text:style-name="P7">4. Why would a disk start reading immediately after the head settles?</text:p>
      <text:p text:style-name="P2"><text:tab/><text:span text:style-name="T8">To determine exactly where the head is and make fine grained positioning corrections.</text:span></text:p>
      <text:p text:style-name="P2"/>
      <text:p text:style-name="P2">5. Why does a sequence of random accesses on a disk require so much more time than the same number of sequential accesses?</text:p>
      <text:p text:style-name="P2"><text:tab/></text:p>
      <text:p text:style-name="P2"/>
      <text:p text:style-name="P2">6. The textbook describes a situation in which a solid state storage device can be worn out in 64 days. If such devices have this kind of vulnerability, why have they grown in popularity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2:29:40.717186002</meta:creation-date>
    <dc:date>2019-06-12T13:04:37.538345708</dc:date>
    <meta:editing-duration>PT6M1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15" meta:word-count="437" meta:character-count="2641" meta:non-whitespace-character-count="2199"/>
  </office:meta>
</office:document-meta>
</file>